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text-properties style:text-underline-style="none"/>
    </style:style>
    <style:style style:name="P3" style:family="paragraph" style:parent-style-name="Preformatted_20_Text">
      <style:paragraph-properties fo:text-align="end" style:justify-single-word="false"/>
    </style:style>
    <style:style style:name="P4" style:family="paragraph" style:parent-style-name="Preformatted_20_Text">
      <style:paragraph-properties fo:text-align="end" style:justify-single-word="false"/>
      <style:text-properties fo:font-size="12pt" style:font-size-asian="12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fo:font-size="15pt" style:font-size-asian="13.1000003814697pt" style:font-size-complex="15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EXICAL ANALYSIS USING TRANSITION DIAGRAM</text:p>
      <text:p text:style-name="P4">MOHAMMED FARHAN K N <text:s/><text:tab/><text:tab/></text:p>
      <text:p text:style-name="P4"><text:tab/><text:tab/>S7 CSE B <text:s text:c="2"/><text:tab/><text:tab/> <text:s/></text:p>
      <text:p text:style-name="P3"><text:span text:style-name="T2"><text:tab/><text:tab/>18<text:tab/></text:span><text:span text:style-name="T1"> <text:s text:c="11"/></text:span></text:p>
      <text:p text:style-name="Preformatted_20_Text">#include&lt;stdio.h&gt;</text:p>
      <text:p text:style-name="Preformatted_20_Text">void main()</text:p>
      <text:p text:style-name="Preformatted_20_Text">{</text:p>
      <text:p text:style-name="Preformatted_20_Text"><text:tab/>FILE *fi,*fo,*fop,*fk;</text:p>
      <text:p text:style-name="Preformatted_20_Text"><text:tab/>int flag = 0,i = 1,flag1 = 0;</text:p>
      <text:p text:style-name="Preformatted_20_Text"><text:tab/>char c,d,t,a[15],ch[20],file[20];</text:p>
      <text:p text:style-name="Preformatted_20_Text"><text:tab/>fi = fopen("lexinput.c","r");</text:p>
      <text:p text:style-name="Preformatted_20_Text"><text:tab/>fo = fopen("lexout.txt","w");</text:p>
      <text:p text:style-name="Preformatted_20_Text"><text:tab/>fop = fopen("oper.txt","r");</text:p>
      <text:p text:style-name="Preformatted_20_Text"><text:tab/>fk = fopen("key.txt","r");</text:p>
      <text:p text:style-name="Preformatted_20_Text"><text:tab/>c = getc(fi);</text:p>
      <text:p text:style-name="Preformatted_20_Text"><text:tab/>while(!feof(fi))</text:p>
      <text:p text:style-name="Preformatted_20_Text"><text:tab/>{</text:p>
      <text:p text:style-name="Preformatted_20_Text"><text:tab/><text:tab/>if(isalpha(c)||isdigit(c)||(c=='['||c==']'|| c=='.' ==1))</text:p>
      <text:p text:style-name="Preformatted_20_Text"><text:tab/><text:tab/><text:tab/>fputc(c,fo);</text:p>
      <text:p text:style-name="Preformatted_20_Text"><text:tab/><text:tab/>else if(c=='&gt;'||c=='&lt;' == 1)</text:p>
      <text:p text:style-name="Preformatted_20_Text"><text:tab/><text:tab/>{</text:p>
      <text:p text:style-name="Preformatted_20_Text"><text:tab/><text:tab/><text:tab/>d = getc(fi);</text:p>
      <text:p text:style-name="Preformatted_20_Text"><text:tab/><text:tab/><text:tab/>if(d == '=')</text:p>
      <text:p text:style-name="Preformatted_20_Text"><text:tab/><text:tab/><text:tab/><text:tab/>fprintf(fo,"\t%c%c\t",c,d);</text:p>
      <text:p text:style-name="Preformatted_20_Text"><text:tab/><text:tab/><text:tab/>else </text:p>
      <text:p text:style-name="Preformatted_20_Text"><text:tab/><text:tab/><text:tab/>{</text:p>
      <text:p text:style-name="Preformatted_20_Text"><text:tab/><text:tab/><text:tab/><text:tab/>fseek(fi,-1,SEEK_CUR);</text:p>
      <text:p text:style-name="Preformatted_20_Text"><text:tab/><text:tab/><text:tab/><text:tab/>fprintf(fo,"\t%c\t",c);</text:p>
      <text:p text:style-name="Preformatted_20_Text"><text:tab/><text:tab/><text:tab/>}</text:p>
      <text:p text:style-name="Preformatted_20_Text"><text:tab/><text:tab/>} </text:p>
      <text:p text:style-name="Preformatted_20_Text"><text:tab/><text:tab/></text:p>
      <text:p text:style-name="Preformatted_20_Text"><text:tab/><text:tab/>else</text:p>
      <text:p text:style-name="Preformatted_20_Text"><text:tab/><text:tab/>{</text:p>
      <text:p text:style-name="Preformatted_20_Text"><text:tab/><text:tab/><text:tab/>if(c=='\n')</text:p>
      <text:p text:style-name="Preformatted_20_Text"><text:tab/><text:tab/><text:tab/><text:tab/>fprintf(fo,"\t$\t");</text:p>
      <text:p text:style-name="Preformatted_20_Text"><text:tab/><text:tab/><text:tab/>else</text:p>
      <text:p text:style-name="Preformatted_20_Text"><text:tab/><text:tab/><text:tab/><text:tab/>fprintf(fo,"\t%c\t",c);</text:p>
      <text:p text:style-name="Preformatted_20_Text"><text:tab/><text:tab/>}</text:p>
      <text:p text:style-name="Preformatted_20_Text"><text:tab/><text:tab/>c = getc(fi);</text:p>
      <text:p text:style-name="Preformatted_20_Text"><text:tab/>}</text:p>
      <text:p text:style-name="Preformatted_20_Text"><text:tab/>fclose(fi);</text:p>
      <text:p text:style-name="Preformatted_20_Text"><text:tab/>fclose(fo);</text:p>
      <text:p text:style-name="Preformatted_20_Text"><text:tab/>fi = fopen("lexout.txt","r");</text:p>
      <text:p text:style-name="Preformatted_20_Text"><text:tab/>//printf("\t\tLEXICAL ANALYSIS \n");</text:p>
      <text:p text:style-name="Preformatted_20_Text"><text:tab/>fscanf(fi,"%s",a);</text:p>
      <text:p text:style-name="Preformatted_20_Text"><text:tab/>printf("\nline : %d\n",i++);</text:p>
      <text:p text:style-name="Preformatted_20_Text"><text:tab/>while(!feof(fi))</text:p>
      <text:p text:style-name="Preformatted_20_Text"><text:tab/>{</text:p>
      <text:p text:style-name="Preformatted_20_Text"><text:tab/><text:tab/>if((strcmp(a,"$")==0))</text:p>
      <text:p text:style-name="Preformatted_20_Text"><text:tab/><text:tab/>{</text:p>
      <text:p text:style-name="Preformatted_20_Text"><text:tab/><text:tab/><text:tab/>printf("\nline : %d\n",i++);</text:p>
      <text:p text:style-name="Preformatted_20_Text"><text:tab/><text:tab/><text:tab/>fscanf(fi,"%s",a);</text:p>
      <text:p text:style-name="Preformatted_20_Text"><text:tab/><text:tab/>}</text:p>
      <text:p text:style-name="Preformatted_20_Text"><text:tab/><text:tab/>fscanf(fop,"%s",ch);</text:p>
      <text:p text:style-name="Preformatted_20_Text"><text:tab/><text:tab/>while(!feof(fop))</text:p>
      <text:p text:style-name="Preformatted_20_Text"><text:tab/><text:tab/>{</text:p>
      <text:p text:style-name="Preformatted_20_Text"><text:tab/><text:tab/><text:tab/>if(strcmp(ch,a)==0)</text:p>
      <text:p text:style-name="Preformatted_20_Text"><text:soft-page-break/><text:tab/><text:tab/><text:tab/>{</text:p>
      <text:p text:style-name="Preformatted_20_Text"><text:tab/><text:tab/><text:tab/><text:tab/>fscanf(fop,"%s",ch);</text:p>
      <text:p text:style-name="Preformatted_20_Text"><text:tab/><text:tab/><text:tab/><text:tab/>printf("\t%s\t---&gt;\t%s\n",a,ch);</text:p>
      <text:p text:style-name="Preformatted_20_Text"><text:tab/><text:tab/><text:tab/><text:tab/>flag=1;</text:p>
      <text:p text:style-name="Preformatted_20_Text"><text:tab/><text:tab/><text:tab/>}</text:p>
      <text:p text:style-name="Preformatted_20_Text"><text:tab/><text:tab/><text:tab/>fscanf(fop,"%s",ch);</text:p>
      <text:p text:style-name="Preformatted_20_Text"><text:tab/><text:tab/>}</text:p>
      <text:p text:style-name="Preformatted_20_Text"><text:tab/><text:tab/>rewind(fop);</text:p>
      <text:p text:style-name="Preformatted_20_Text"><text:tab/><text:tab/>fscanf(fk,"%s",ch);</text:p>
      <text:p text:style-name="Preformatted_20_Text"><text:tab/><text:tab/>while(!feof(fk))</text:p>
      <text:p text:style-name="Preformatted_20_Text"><text:tab/><text:tab/>{</text:p>
      <text:p text:style-name="Preformatted_20_Text"><text:tab/><text:tab/><text:tab/>if(strcmp(ch,a)==0)</text:p>
      <text:p text:style-name="Preformatted_20_Text"><text:tab/><text:tab/><text:tab/>{</text:p>
      <text:p text:style-name="Preformatted_20_Text"><text:tab/><text:tab/><text:tab/><text:tab/>fscanf(fk,"%s",ch);</text:p>
      <text:p text:style-name="Preformatted_20_Text"><text:tab/><text:tab/><text:tab/><text:tab/>printf("\t%s\t---&gt;\tKeyword\n",a);</text:p>
      <text:p text:style-name="Preformatted_20_Text"><text:tab/><text:tab/><text:tab/><text:tab/>flag=1;</text:p>
      <text:p text:style-name="Preformatted_20_Text"><text:tab/><text:tab/><text:tab/>}</text:p>
      <text:p text:style-name="Preformatted_20_Text"><text:tab/><text:tab/><text:tab/>fscanf(fk,"%s",ch);</text:p>
      <text:p text:style-name="Preformatted_20_Text"><text:tab/><text:tab/>}</text:p>
      <text:p text:style-name="Preformatted_20_Text"><text:tab/><text:tab/>rewind(fk);</text:p>
      <text:p text:style-name="Preformatted_20_Text"><text:tab/><text:tab/>if(flag==0)</text:p>
      <text:p text:style-name="Preformatted_20_Text"><text:tab/><text:tab/>{</text:p>
      <text:p text:style-name="Preformatted_20_Text"><text:tab/><text:tab/><text:tab/>if(isdigit(a[0]))</text:p>
      <text:p text:style-name="Preformatted_20_Text"><text:tab/><text:tab/><text:tab/><text:tab/>printf("\t%s\t---&gt;\tNumber\n",a);</text:p>
      <text:p text:style-name="Preformatted_20_Text"><text:tab/><text:tab/><text:tab/>else</text:p>
      <text:p text:style-name="Preformatted_20_Text"><text:tab/><text:tab/><text:tab/><text:tab/>printf("\t%s\t---&gt;\tIdentifier\n",a);</text:p>
      <text:p text:style-name="Preformatted_20_Text"><text:tab/><text:tab/></text:p>
      <text:p text:style-name="Preformatted_20_Text"><text:tab/><text:tab/>}</text:p>
      <text:p text:style-name="Preformatted_20_Text"><text:tab/><text:tab/>flag=0;</text:p>
      <text:p text:style-name="Preformatted_20_Text"><text:tab/><text:tab/>fscanf(fi,"%s",a);</text:p>
      <text:p text:style-name="Preformatted_20_Text"><text:tab/>}</text:p>
      <text:p text:style-name="Preformatted_20_Text"><text:tab/>fclose(fi);</text:p>
      <text:p text:style-name="Preformatted_20_Text"><text:tab/>fclose(fk);</text:p>
      <text:p text:style-name="Preformatted_20_Text"><text:tab/>fclose(fop);</text:p>
      <text:p text:style-name="Preformatted_20_Text">}</text:p>
      <text:p text:style-name="Preformatted_20_Text"/>
      <text:p text:style-name="P1">INPUT <text:s/>FILE</text:p>
      <text:p text:style-name="Preformatted_20_Text">#include&lt;stdio.h&gt; </text:p>
      <text:p text:style-name="Preformatted_20_Text">main() </text:p>
      <text:p text:style-name="Preformatted_20_Text">{ </text:p>
      <text:p text:style-name="Preformatted_20_Text"><text:tab/>int a5,a[5],b,c; </text:p>
      <text:p text:style-name="Preformatted_20_Text"><text:tab/>a = 25; </text:p>
      <text:p text:style-name="Preformatted_20_Text"><text:tab/>b = 13; </text:p>
      <text:p text:style-name="Preformatted_20_Text"><text:tab/>c = a - b; </text:p>
      <text:p text:style-name="Preformatted_20_Text"><text:tab/>if(a&lt;=b) </text:p>
      <text:p text:style-name="Preformatted_20_Text"><text:tab/> b=5; </text:p>
      <text:p text:style-name="Preformatted_20_Text"><text:tab/>printf("%d\n ",c); </text:p>
      <text:p text:style-name="Preformatted_20_Text">}</text:p>
      <text:p text:style-name="Preformatted_20_Text"/>
      <text:p text:style-name="Preformatted_20_Text"/>
      <text:p text:style-name="P1">INTERMEDIATE FILE</text:p>
      <text:p text:style-name="P2"><text:tab/>#<text:tab/>include<text:tab/>&lt;<text:tab/>stdio.h<text:tab/>&gt;<text:tab/><text:tab/>$<text:tab/>main<text:tab/>(<text:tab/><text:tab/>)<text:tab/><text:tab/>$ { $<text:tab/><text:tab/><text:tab/><text:tab/>int<text:tab/> <text:tab/>a5<text:tab/>,<text:tab/>a[5]<text:tab/>,<text:tab/>b ,<text:tab/>c<text:tab/>; $<text:tab/><text:tab/><text:tab/><text:tab/>a<text:tab/> <text:tab/><text:tab/>= 25<text:tab/>;<text:tab/><text:tab/>$ b<text:tab/> <text:tab/><text:tab/>= 13<text:tab/>;<text:tab/><text:tab/>$<text:tab/><text:tab/><text:tab/><text:tab/>c = a<text:tab/> <text:tab/><text:tab/>-<text:tab/><text:tab/> <text:tab/>b<text:tab/>;<text:tab/><text:tab/>$ if<text:tab/>(<text:tab/>a<text:tab/>&lt;= b<text:tab/>)<text:tab/><text:tab/>$<text:tab/><text:tab/><text:tab/><text:tab/><text:tab/> <text:tab/>b<text:tab/>=<text:tab/>5<text:tab/>; $<text:tab/><text:tab/><text:tab/><text:tab/>printf<text:tab/>(<text:tab/><text:tab/>"<text:tab/><text:tab/>%<text:tab/>d<text:tab/>\<text:tab/>n<text:tab/> <text:tab/><text:tab/>"<text:tab/><text:tab/>,<text:tab/>c<text:tab/>)<text:tab/><text:tab/>;<text:tab/><text:tab/>$<text:tab/><text:tab/>}<text:tab/><text:soft-page-break/><text:tab/>$<text:tab/></text:p>
      <text:p text:style-name="P2"/>
      <text:p text:style-name="P1">OPERATOR FILE</text:p>
      <text:p text:style-name="P1"/>
      <text:p text:style-name="P2">( OpenParanthesis </text:p>
      <text:p text:style-name="P2">) CloseParanthesis </text:p>
      <text:p text:style-name="P2">{ Openbrace </text:p>
      <text:p text:style-name="P2">} Closingbrace </text:p>
      <text:p text:style-name="P2">&lt; LT </text:p>
      <text:p text:style-name="P2">&gt; GT </text:p>
      <text:p text:style-name="P2">&lt;= LE </text:p>
      <text:p text:style-name="P2">&gt;= GE </text:p>
      <text:p text:style-name="P2">" DoubleQuote </text:p>
      <text:p text:style-name="P2">' SingleQuote </text:p>
      <text:p text:style-name="P2">: Colon </text:p>
      <text:p text:style-name="P2">; Semicolon </text:p>
      <text:p text:style-name="P2"># Preprocessor </text:p>
      <text:p text:style-name="P2">= Assign </text:p>
      <text:p text:style-name="P2">== Equal </text:p>
      <text:p text:style-name="P2">% Percentage </text:p>
      <text:p text:style-name="P2">^ Bitwise </text:p>
      <text:p text:style-name="P2">&amp; Reference </text:p>
      <text:p text:style-name="P2">* Asterics </text:p>
      <text:p text:style-name="P2">+ Addition </text:p>
      <text:p text:style-name="P2">- Subtraction </text:p>
      <text:p text:style-name="P2">\ Backslash </text:p>
      <text:p text:style-name="P2">/ Forwardslash </text:p>
      <text:p text:style-name="P2">, Comma </text:p>
      <text:p text:style-name="P2">%f Float </text:p>
      <text:p text:style-name="P2">\n Newline</text:p>
      <text:p text:style-name="P2"/>
      <text:p text:style-name="P1">KEYWORD FILE</text:p>
      <text:p text:style-name="P1"/>
      <text:p text:style-name="P2">int </text:p>
      <text:p text:style-name="P2">void </text:p>
      <text:p text:style-name="P2">main </text:p>
      <text:p text:style-name="P2">char </text:p>
      <text:p text:style-name="P2">if </text:p>
      <text:p text:style-name="P2">for </text:p>
      <text:p text:style-name="P2">while </text:p>
      <text:p text:style-name="P2">else </text:p>
      <text:p text:style-name="P2">printf </text:p>
      <text:p text:style-name="P2">scanf </text:p>
      <text:p text:style-name="P2">FILE </text:p>
      <text:p text:style-name="P2">include </text:p>
      <text:p text:style-name="P2">stdio.h </text:p>
      <text:p text:style-name="P2">conio.h </text:p>
      <text:p text:style-name="P2">iostream.h </text:p>
      <text:p text:style-name="P2">float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</text:p>
      <text:p text:style-name="P2"/>
      <text:p text:style-name="P2">line : 1 </text:p>
      <text:p text:style-name="P2"><text:tab/>#<text:tab/>---&gt;<text:tab/>Preprocessor </text:p>
      <text:p text:style-name="P2"><text:tab/>include<text:tab/>---&gt;<text:tab/>Keyword </text:p>
      <text:p text:style-name="P2"><text:tab/>&lt;<text:tab/>---&gt;<text:tab/>LT </text:p>
      <text:p text:style-name="P2"><text:tab/>stdio.h<text:tab/>---&gt;<text:tab/>Keyword </text:p>
      <text:p text:style-name="P2"><text:tab/>&gt;<text:tab/>---&gt;<text:tab/>GT </text:p>
      <text:p text:style-name="P2"/>
      <text:p text:style-name="P2">line : 2 </text:p>
      <text:p text:style-name="P2"><text:tab/>main<text:tab/>---&gt;<text:tab/>Keyword </text:p>
      <text:p text:style-name="P2"><text:tab/>(<text:tab/>---&gt;<text:tab/>OpenParanthesis </text:p>
      <text:p text:style-name="P2"><text:tab/>)<text:tab/>---&gt;<text:tab/>CloseParanthesis </text:p>
      <text:p text:style-name="P2"/>
      <text:p text:style-name="P2">line : 3 </text:p>
      <text:p text:style-name="P2"><text:tab/>{<text:tab/>---&gt;<text:tab/>Openbrace </text:p>
      <text:p text:style-name="P2"/>
      <text:p text:style-name="P2">line : 4 </text:p>
      <text:p text:style-name="P2"><text:tab/>int<text:tab/>---&gt;<text:tab/>Keyword </text:p>
      <text:p text:style-name="P2"><text:tab/>a5<text:tab/>---&gt;<text:tab/>Identifier </text:p>
      <text:p text:style-name="P2"><text:tab/>,<text:tab/>---&gt;<text:tab/>Comma </text:p>
      <text:p text:style-name="P2"><text:tab/>a[5]<text:tab/>---&gt;<text:tab/>Identifier </text:p>
      <text:p text:style-name="P2"><text:tab/>,<text:tab/>---&gt;<text:tab/>Comma </text:p>
      <text:p text:style-name="P2"><text:tab/>b<text:tab/>---&gt;<text:tab/>Identifier </text:p>
      <text:p text:style-name="P2"><text:tab/>,<text:tab/>---&gt;<text:tab/>Comma </text:p>
      <text:p text:style-name="P2"><text:tab/>c<text:tab/>---&gt;<text:tab/>Identifier </text:p>
      <text:p text:style-name="P2"><text:tab/>;<text:tab/>---&gt;<text:tab/>Semicolon </text:p>
      <text:p text:style-name="P2"/>
      <text:p text:style-name="P2">line : 5 </text:p>
      <text:p text:style-name="P2"><text:tab/>a<text:tab/>---&gt;<text:tab/>Identifier </text:p>
      <text:p text:style-name="P2"><text:tab/>=<text:tab/>---&gt;<text:tab/>Assign </text:p>
      <text:p text:style-name="P2"><text:tab/>25<text:tab/>---&gt;<text:tab/>Number </text:p>
      <text:p text:style-name="P2"><text:tab/>;<text:tab/>---&gt;<text:tab/>Semicolon </text:p>
      <text:p text:style-name="P2"/>
      <text:p text:style-name="P2">line : 6 </text:p>
      <text:p text:style-name="P2"><text:tab/>b<text:tab/>---&gt;<text:tab/>Identifier </text:p>
      <text:p text:style-name="P2"><text:tab/>=<text:tab/>---&gt;<text:tab/>Assign </text:p>
      <text:p text:style-name="P2"><text:tab/>13<text:tab/>---&gt;<text:tab/>Number </text:p>
      <text:p text:style-name="P2"><text:tab/>;<text:tab/>---&gt;<text:tab/>Semicolon </text:p>
      <text:p text:style-name="P2"/>
      <text:p text:style-name="P2">line : 7 </text:p>
      <text:p text:style-name="P2"><text:tab/>c<text:tab/>---&gt;<text:tab/>Identifier </text:p>
      <text:p text:style-name="P2"><text:tab/>=<text:tab/>---&gt;<text:tab/>Assign </text:p>
      <text:p text:style-name="P2"><text:tab/>a<text:tab/>---&gt;<text:tab/>Identifier </text:p>
      <text:p text:style-name="P2"><text:tab/>-<text:tab/>---&gt;<text:tab/>Subtraction </text:p>
      <text:p text:style-name="P2"><text:tab/>b<text:tab/>---&gt;<text:tab/>Identifier </text:p>
      <text:p text:style-name="P2"><text:tab/>;<text:tab/>---&gt;<text:tab/>Semicolon </text:p>
      <text:p text:style-name="P2"/>
      <text:p text:style-name="P2">line : 8 </text:p>
      <text:p text:style-name="P2"><text:tab/>if<text:tab/>---&gt;<text:tab/>Keyword </text:p>
      <text:p text:style-name="P2"><text:tab/>(<text:tab/>---&gt;<text:tab/>OpenParanthesis </text:p>
      <text:p text:style-name="P2"><text:tab/>a<text:tab/>---&gt;<text:tab/>Identifier </text:p>
      <text:p text:style-name="P2"><text:tab/>&lt;=<text:tab/>---&gt;<text:tab/>LE </text:p>
      <text:p text:style-name="P2"><text:tab/>b<text:tab/>---&gt;<text:tab/>Identifier </text:p>
      <text:p text:style-name="P2"><text:tab/>)<text:tab/>---&gt;<text:tab/>CloseParanthesis </text:p>
      <text:p text:style-name="P2"/>
      <text:p text:style-name="P2">line : 9 </text:p>
      <text:p text:style-name="P2"><text:tab/>b<text:tab/>---&gt;<text:tab/>Identifier </text:p>
      <text:p text:style-name="P2"><text:soft-page-break/><text:tab/>=<text:tab/>---&gt;<text:tab/>Assign </text:p>
      <text:p text:style-name="P2"><text:tab/>5<text:tab/>---&gt;<text:tab/>Number </text:p>
      <text:p text:style-name="P2"><text:tab/>;<text:tab/>---&gt;<text:tab/>Semicolon </text:p>
      <text:p text:style-name="P2"/>
      <text:p text:style-name="P2">line : 10 </text:p>
      <text:p text:style-name="P2"><text:tab/>printf<text:tab/>---&gt;<text:tab/>Keyword </text:p>
      <text:p text:style-name="P2"><text:tab/>(<text:tab/>---&gt;<text:tab/>OpenParanthesis </text:p>
      <text:p text:style-name="P2"><text:tab/>"<text:tab/>---&gt;<text:tab/>DoubleQuote </text:p>
      <text:p text:style-name="P2"><text:tab/>%<text:tab/>---&gt;<text:tab/>Percentage </text:p>
      <text:p text:style-name="P2"><text:tab/>d<text:tab/>---&gt;<text:tab/>Identifier </text:p>
      <text:p text:style-name="P2"><text:tab/>\<text:tab/>---&gt;<text:tab/>Backslash </text:p>
      <text:p text:style-name="P2"><text:tab/>n<text:tab/>---&gt;<text:tab/>Identifier </text:p>
      <text:p text:style-name="P2"><text:tab/>"<text:tab/>---&gt;<text:tab/>DoubleQuote </text:p>
      <text:p text:style-name="P2"><text:tab/>,<text:tab/>---&gt;<text:tab/>Comma </text:p>
      <text:p text:style-name="P2"><text:tab/>c<text:tab/>---&gt;<text:tab/>Identifier </text:p>
      <text:p text:style-name="P2"><text:tab/>)<text:tab/>---&gt;<text:tab/>CloseParanthesis </text:p>
      <text:p text:style-name="P2"><text:tab/>;<text:tab/>---&gt;<text:tab/>Semicolon </text:p>
      <text:p text:style-name="P2"/>
      <text:p text:style-name="P2">line : 11 </text:p>
      <text:p text:style-name="P2"><text:tab/>}<text:tab/>---&gt;<text:tab/>Closingbrace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roid Sans1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8T12:00:25</dc:date>
    <dc:creator>NEENU SHAJI</dc:creator>
    <meta:generator>LibreOffice/3.5$Linux_X86_64 LibreOffice_project/350m1$Build-2</meta:generator>
    <meta:editing-duration>P0D</meta:editing-duration>
    <meta:editing-cycles>2</meta:editing-cycles>
    <meta:document-statistic meta:table-count="0" meta:image-count="0" meta:object-count="0" meta:page-count="5" meta:paragraph-count="217" meta:word-count="559" meta:character-count="3399" meta:non-whitespace-character-count="2662"/>
  </office:meta>
</office:document-meta>
</file>